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e214" officeooo:paragraph-rsid="0003e2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 reading Q’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4:21:46.481884000</meta:creation-date>
    <dc:date>2016-10-05T11:37:37.922975000</dc:date>
    <meta:editing-duration>PT19H38M36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5.2.1.2$MacOSX_X86_64 LibreOffice_project/31dd62db80d4e60af04904455ec9c9219178d620</meta:generator>
  </office:meta>
</office:document-meta>
</file>